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5cd8" officeooo:paragraph-rsid="00125cd8"/>
    </style:style>
    <style:style style:name="P2" style:family="paragraph" style:parent-style-name="Standard">
      <style:text-properties officeooo:rsid="001343ae" officeooo:paragraph-rsid="001343ae"/>
    </style:style>
    <style:style style:name="P3" style:family="paragraph" style:parent-style-name="Standard">
      <style:text-properties officeooo:rsid="001343ae" officeooo:paragraph-rsid="001f50e3"/>
    </style:style>
    <style:style style:name="P4" style:family="paragraph" style:parent-style-name="Standard">
      <style:text-properties officeooo:rsid="001343ae" officeooo:paragraph-rsid="00296930"/>
    </style:style>
    <style:style style:name="P5" style:family="paragraph" style:parent-style-name="Standard">
      <style:text-properties officeooo:rsid="001343ae" officeooo:paragraph-rsid="0032d7d7"/>
    </style:style>
    <style:style style:name="P6" style:family="paragraph" style:parent-style-name="Standard">
      <style:text-properties fo:font-weight="normal" officeooo:rsid="00153201" officeooo:paragraph-rsid="00153201" style:font-weight-asian="normal" style:font-weight-complex="normal"/>
    </style:style>
    <style:style style:name="P7" style:family="paragraph" style:parent-style-name="Standard">
      <style:text-properties fo:font-weight="normal" officeooo:rsid="001d7d4e" officeooo:paragraph-rsid="001d7d4e" style:font-weight-asian="normal" style:font-weight-complex="normal"/>
    </style:style>
    <style:style style:name="P8" style:family="paragraph" style:parent-style-name="Standard">
      <style:text-properties fo:font-weight="normal" officeooo:rsid="001f50e3" officeooo:paragraph-rsid="001f50e3" style:font-weight-asian="normal" style:font-weight-complex="normal"/>
    </style:style>
    <style:style style:name="P9" style:family="paragraph" style:parent-style-name="Standard">
      <style:text-properties fo:font-weight="normal" officeooo:rsid="001708d7" officeooo:paragraph-rsid="001f50e3" style:font-weight-asian="normal" style:font-weight-complex="normal"/>
    </style:style>
    <style:style style:name="P10" style:family="paragraph" style:parent-style-name="Standard">
      <style:text-properties fo:font-weight="normal" officeooo:rsid="0025b593" officeooo:paragraph-rsid="0025b593" style:font-weight-asian="normal" style:font-weight-complex="normal"/>
    </style:style>
    <style:style style:name="P11" style:family="paragraph" style:parent-style-name="Standard">
      <style:text-properties fo:font-weight="normal" officeooo:rsid="002deb4a" officeooo:paragraph-rsid="002deb4a" style:font-weight-asian="normal" style:font-weight-complex="normal"/>
    </style:style>
    <style:style style:name="P12" style:family="paragraph" style:parent-style-name="Standard">
      <style:text-properties fo:font-weight="normal" officeooo:rsid="0028d573" officeooo:paragraph-rsid="0028d573" style:font-weight-asian="normal" style:font-weight-complex="normal"/>
    </style:style>
    <style:style style:name="P13" style:family="paragraph" style:parent-style-name="Standard">
      <style:text-properties fo:font-weight="normal" officeooo:rsid="002c16b5" officeooo:paragraph-rsid="002c16b5" style:font-weight-asian="normal" style:font-weight-complex="normal"/>
    </style:style>
    <style:style style:name="P14" style:family="paragraph" style:parent-style-name="Standard">
      <style:text-properties fo:font-weight="normal" officeooo:rsid="00380930" officeooo:paragraph-rsid="00380930" style:font-weight-asian="normal" style:font-weight-complex="normal"/>
    </style:style>
    <style:style style:name="P15" style:family="paragraph" style:parent-style-name="Standard">
      <style:text-properties fo:font-weight="normal" officeooo:rsid="003fb04e" officeooo:paragraph-rsid="003fb04e" style:font-weight-asian="normal" style:font-weight-complex="normal"/>
    </style:style>
    <style:style style:name="P16" style:family="paragraph" style:parent-style-name="Standard">
      <style:text-properties officeooo:rsid="001767d0" officeooo:paragraph-rsid="001767d0"/>
    </style:style>
    <style:style style:name="P17" style:family="paragraph" style:parent-style-name="Standard">
      <style:text-properties officeooo:rsid="001767d0" officeooo:paragraph-rsid="002021fe"/>
    </style:style>
    <style:style style:name="P18" style:family="paragraph" style:parent-style-name="Standard">
      <style:text-properties officeooo:rsid="00189998" officeooo:paragraph-rsid="00189998"/>
    </style:style>
    <style:style style:name="P19" style:family="paragraph" style:parent-style-name="Standard">
      <style:text-properties fo:font-weight="bold" officeooo:rsid="00189998" officeooo:paragraph-rsid="00189998" style:font-weight-asian="bold" style:font-weight-complex="bold"/>
    </style:style>
    <style:style style:name="P20" style:family="paragraph" style:parent-style-name="Standard">
      <style:text-properties fo:font-weight="bold" officeooo:rsid="001767d0" officeooo:paragraph-rsid="001767d0" style:font-weight-asian="bold" style:font-weight-complex="bold"/>
    </style:style>
    <style:style style:name="P21" style:family="paragraph" style:parent-style-name="Standard">
      <style:text-properties fo:font-weight="bold" officeooo:rsid="0018fe29" officeooo:paragraph-rsid="0018fe29" style:font-weight-asian="bold" style:font-weight-complex="bold"/>
    </style:style>
    <style:style style:name="P22" style:family="paragraph" style:parent-style-name="Standard">
      <style:text-properties fo:font-weight="bold" officeooo:rsid="001f50e3" officeooo:paragraph-rsid="001f50e3" style:font-weight-asian="bold" style:font-weight-complex="bold"/>
    </style:style>
    <style:style style:name="P23" style:family="paragraph" style:parent-style-name="Standard">
      <style:text-properties fo:font-weight="bold" officeooo:rsid="00256813" officeooo:paragraph-rsid="0025b593" style:font-weight-asian="bold" style:font-weight-complex="bold"/>
    </style:style>
    <style:style style:name="P24" style:family="paragraph" style:parent-style-name="Standard">
      <style:text-properties fo:font-weight="bold" officeooo:rsid="0025b593" officeooo:paragraph-rsid="0025b593" style:font-weight-asian="bold" style:font-weight-complex="bold"/>
    </style:style>
    <style:style style:name="P25" style:family="paragraph" style:parent-style-name="Standard">
      <style:text-properties fo:font-weight="bold" officeooo:rsid="002780bc" officeooo:paragraph-rsid="002780bc" style:font-weight-asian="bold" style:font-weight-complex="bold"/>
    </style:style>
    <style:style style:name="P26" style:family="paragraph" style:parent-style-name="Standard">
      <style:text-properties fo:font-weight="bold" officeooo:rsid="0028d573" officeooo:paragraph-rsid="0028d573" style:font-weight-asian="bold" style:font-weight-complex="bold"/>
    </style:style>
    <style:style style:name="P27" style:family="paragraph" style:parent-style-name="Standard">
      <style:text-properties fo:font-weight="bold" officeooo:rsid="002c16b5" officeooo:paragraph-rsid="002c16b5" style:font-weight-asian="bold" style:font-weight-complex="bold"/>
    </style:style>
    <style:style style:name="P28" style:family="paragraph" style:parent-style-name="Standard">
      <style:text-properties fo:font-weight="bold" officeooo:rsid="002deb4a" officeooo:paragraph-rsid="002deb4a" style:font-weight-asian="bold" style:font-weight-complex="bold"/>
    </style:style>
    <style:style style:name="P29" style:family="paragraph" style:parent-style-name="Standard">
      <style:text-properties fo:font-weight="bold" officeooo:rsid="00153201" officeooo:paragraph-rsid="003b47d2" style:font-weight-asian="bold" style:font-weight-complex="bold"/>
    </style:style>
    <style:style style:name="P30" style:family="paragraph" style:parent-style-name="Standard">
      <style:text-properties fo:font-weight="bold" officeooo:paragraph-rsid="003b47d2" style:font-weight-asian="bold" style:font-weight-complex="bold"/>
    </style:style>
    <style:style style:name="P31" style:family="paragraph" style:parent-style-name="Standard">
      <style:text-properties fo:font-weight="bold" officeooo:rsid="003fb04e" officeooo:paragraph-rsid="003fb04e" style:font-weight-asian="bold" style:font-weight-complex="bold"/>
    </style:style>
    <style:style style:name="P32" style:family="paragraph" style:parent-style-name="Standard">
      <style:text-properties officeooo:rsid="0018fe29" officeooo:paragraph-rsid="0018fe29"/>
    </style:style>
    <style:style style:name="P33" style:family="paragraph" style:parent-style-name="Standard">
      <style:text-properties style:text-underline-style="none" fo:font-weight="bold" officeooo:rsid="001f50e3" officeooo:paragraph-rsid="001f50e3" style:font-weight-asian="bold" style:font-weight-complex="bold"/>
    </style:style>
    <style:style style:name="P34" style:family="paragraph" style:parent-style-name="Standard">
      <style:text-properties style:text-underline-style="none" fo:font-weight="bold" officeooo:rsid="003c61af" officeooo:paragraph-rsid="003c61af" style:font-weight-asian="bold" style:font-weight-complex="bold"/>
    </style:style>
    <style:style style:name="P35" style:family="paragraph" style:parent-style-name="Standard">
      <style:text-properties style:text-underline-style="none" fo:font-weight="normal" officeooo:rsid="001708d7" officeooo:paragraph-rsid="001708d7" style:font-weight-asian="normal" style:font-weight-complex="normal"/>
    </style:style>
    <style:style style:name="P36" style:family="paragraph" style:parent-style-name="Standard">
      <style:text-properties style:text-underline-style="none" fo:font-weight="normal" officeooo:rsid="003c61af" officeooo:paragraph-rsid="003c61af" style:font-weight-asian="normal" style:font-weight-complex="normal"/>
    </style:style>
    <style:style style:name="P37" style:family="paragraph" style:parent-style-name="Standard">
      <style:text-properties style:text-underline-style="none" fo:font-weight="normal" officeooo:rsid="001343ae" officeooo:paragraph-rsid="003c61af" style:font-weight-asian="normal" style:font-weight-complex="normal"/>
    </style:style>
    <style:style style:name="P38" style:family="paragraph" style:parent-style-name="Standard">
      <style:text-properties style:text-underline-style="solid" style:text-underline-width="auto" style:text-underline-color="font-color" fo:font-weight="bold" officeooo:rsid="001708d7" officeooo:paragraph-rsid="001f50e3" style:font-weight-asian="bold" style:font-weight-complex="bold"/>
    </style:style>
    <style:style style:name="P39" style:family="paragraph" style:parent-style-name="Standard">
      <style:text-properties style:text-underline-style="solid" style:text-underline-width="auto" style:text-underline-color="font-color" fo:font-weight="normal" officeooo:rsid="001f50e3" officeooo:paragraph-rsid="001f50e3" style:font-weight-asian="normal" style:font-weight-complex="normal"/>
    </style:style>
    <style:style style:name="P40" style:family="paragraph" style:parent-style-name="Standard">
      <style:text-properties officeooo:rsid="002021fe" officeooo:paragraph-rsid="002021fe"/>
    </style:style>
    <style:style style:name="P41" style:family="paragraph" style:parent-style-name="Standard">
      <style:text-properties officeooo:rsid="00209761" officeooo:paragraph-rsid="00209761"/>
    </style:style>
    <style:style style:name="P42" style:family="paragraph" style:parent-style-name="Standard">
      <style:text-properties officeooo:rsid="0021e745" officeooo:paragraph-rsid="0021e745"/>
    </style:style>
    <style:style style:name="P43" style:family="paragraph" style:parent-style-name="Standard">
      <style:text-properties officeooo:rsid="00256813" officeooo:paragraph-rsid="00256813"/>
    </style:style>
    <style:style style:name="P44" style:family="paragraph" style:parent-style-name="Standard">
      <style:text-properties officeooo:rsid="0025b593" officeooo:paragraph-rsid="0025b593"/>
    </style:style>
    <style:style style:name="P45" style:family="paragraph" style:parent-style-name="Standard">
      <style:text-properties officeooo:rsid="0017f879" officeooo:paragraph-rsid="002021fe"/>
    </style:style>
    <style:style style:name="P46" style:family="paragraph" style:parent-style-name="Standard">
      <style:text-properties officeooo:rsid="002c16b5" officeooo:paragraph-rsid="002c16b5"/>
    </style:style>
    <style:style style:name="P47" style:family="paragraph" style:parent-style-name="Standard">
      <style:text-properties officeooo:rsid="0032d7d7" officeooo:paragraph-rsid="0032d7d7"/>
    </style:style>
    <style:style style:name="P48" style:family="paragraph" style:parent-style-name="Standard">
      <style:text-properties officeooo:paragraph-rsid="003b47d2"/>
    </style:style>
    <style:style style:name="P49" style:family="paragraph" style:parent-style-name="Standard">
      <style:text-properties officeooo:rsid="003e3f24" officeooo:paragraph-rsid="003e3f24"/>
    </style:style>
    <style:style style:name="P50" style:family="paragraph" style:parent-style-name="Text_20_body">
      <style:text-properties fo:font-style="normal" fo:font-weight="normal" officeooo:rsid="004152e1" officeooo:paragraph-rsid="004152e1" style:font-style-asian="normal" style:font-weight-asian="normal" style:font-style-complex="normal" style:font-weight-complex="normal"/>
    </style:style>
    <style:style style:name="P51" style:family="paragraph" style:parent-style-name="Heading_20_2">
      <style:text-properties fo:font-style="normal" fo:font-weight="bold" officeooo:rsid="004152e1" officeooo:paragraph-rsid="004152e1" style:font-style-asian="normal" style:font-weight-asian="bold" style:font-style-complex="normal" style:font-weight-complex="bold"/>
    </style:style>
    <style:style style:name="P52" style:family="paragraph" style:parent-style-name="Standard" style:list-style-name="L1">
      <style:text-properties officeooo:rsid="001343ae" officeooo:paragraph-rsid="001343ae"/>
    </style:style>
    <style:style style:name="P53" style:family="paragraph" style:parent-style-name="Standard" style:list-style-name="L2">
      <style:text-properties fo:font-weight="bold" officeooo:rsid="00256813" officeooo:paragraph-rsid="00256813" style:font-weight-asian="bold" style:font-weight-complex="bold"/>
    </style:style>
    <style:style style:name="P54" style:family="paragraph" style:parent-style-name="Standard" style:list-style-name="L2">
      <style:text-properties fo:font-weight="bold" officeooo:rsid="0025b593" officeooo:paragraph-rsid="0025b59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343ae" style:font-weight-asian="bold" style:font-weight-complex="bold"/>
    </style:style>
    <style:style style:name="T3" style:family="text">
      <style:text-properties fo:font-weight="bold" officeooo:rsid="001f50e3" style:font-weight-asian="bold" style:font-weight-complex="bold"/>
    </style:style>
    <style:style style:name="T4" style:family="text">
      <style:text-properties fo:font-weight="bold" officeooo:rsid="002353e0" style:font-weight-asian="bold" style:font-weight-complex="bold"/>
    </style:style>
    <style:style style:name="T5" style:family="text">
      <style:text-properties fo:font-weight="bold" officeooo:rsid="00256813" style:font-weight-asian="bold" style:font-weight-complex="bold"/>
    </style:style>
    <style:style style:name="T6" style:family="text">
      <style:text-properties fo:font-weight="bold" officeooo:rsid="003c61af" style:font-weight-asian="bold" style:font-weight-complex="bold"/>
    </style:style>
    <style:style style:name="T7" style:family="text">
      <style:text-properties style:text-underline-style="none"/>
    </style:style>
    <style:style style:name="T8" style:family="text">
      <style:text-properties style:text-underline-style="none" officeooo:rsid="00296930"/>
    </style:style>
    <style:style style:name="T9" style:family="text">
      <style:text-properties officeooo:rsid="0019824f"/>
    </style:style>
    <style:style style:name="T10" style:family="text">
      <style:text-properties officeooo:rsid="001c2f20"/>
    </style:style>
    <style:style style:name="T11" style:family="text">
      <style:text-properties officeooo:rsid="001d7d4e"/>
    </style:style>
    <style:style style:name="T12" style:family="text">
      <style:text-properties officeooo:rsid="001e34bb"/>
    </style:style>
    <style:style style:name="T13" style:family="text">
      <style:text-properties officeooo:rsid="002353e0"/>
    </style:style>
    <style:style style:name="T14" style:family="text">
      <style:text-properties officeooo:rsid="00252bcd"/>
    </style:style>
    <style:style style:name="T15" style:family="text">
      <style:text-properties officeooo:rsid="0025b593"/>
    </style:style>
    <style:style style:name="T16" style:family="text">
      <style:text-properties officeooo:rsid="002780bc"/>
    </style:style>
    <style:style style:name="T17" style:family="text">
      <style:text-properties fo:font-weight="normal" style:font-weight-asian="normal" style:font-weight-complex="normal"/>
    </style:style>
    <style:style style:name="T18" style:family="text">
      <style:text-properties fo:font-weight="normal" officeooo:rsid="0028d573" style:font-weight-asian="normal" style:font-weight-complex="normal"/>
    </style:style>
    <style:style style:name="T19" style:family="text">
      <style:text-properties officeooo:rsid="002c16b5"/>
    </style:style>
    <style:style style:name="T20" style:family="text">
      <style:text-properties style:font-name="Liberation Serif" fo:font-weight="bold" style:font-weight-asian="bold" style:font-weight-complex="bold"/>
    </style:style>
    <style:style style:name="T21" style:family="text">
      <style:text-properties officeooo:rsid="0032d7d7"/>
    </style:style>
    <style:style style:name="T22" style:family="text">
      <style:text-properties officeooo:rsid="003c61af"/>
    </style:style>
    <style:style style:name="T23" style:family="text">
      <style:text-properties officeooo:rsid="001f50e3"/>
    </style:style>
    <style:style style:name="T24" style:family="text">
      <style:text-properties officeooo:rsid="003e6d19"/>
    </style:style>
    <style:style style:name="T25" style:family="text">
      <style:text-properties officeooo:rsid="004152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verview</text:h>
      <text:p text:style-name="P1"/>
      <text:h text:style-name="Heading_20_2" text:outline-level="2">Dependencies</text:h>
      <text:p text:style-name="P2">Building the DB2 support <text:span text:style-name="T21">for Hibernate </text:span>assumes that you already have familiarity with various languages and tools, like:</text:p>
      <text:list xml:id="list1958154892" text:style-name="L1">
        <text:list-item>
          <text:p text:style-name="P52">Java</text:p>
        </text:list-item>
        <text:list-item>
          <text:p text:style-name="P52">Git</text:p>
        </text:list-item>
        <text:list-item>
          <text:p text:style-name="P52">Maven</text:p>
        </text:list-item>
        <text:list-item>
          <text:p text:style-name="P52">Eclipse</text:p>
        </text:list-item>
        <text:list-item>
          <text:p text:style-name="P52">Gradle</text:p>
        </text:list-item>
      </text:list>
      <text:p text:style-name="P46"/>
      <text:p text:style-name="P47">The information below is about building and testing in the Windows environment and working with DB2 LUW.</text:p>
      <text:p text:style-name="P47">Returning, modifying and creating spatial values from Java objects is only supported in the DB2 LUW environment due to the dependencies on DB2 LUW transform functions. Spatial operations can also be performed in a DB2 for z/OS environment with some constraints.</text:p>
      <text:p text:style-name="P1"/>
      <text:h text:style-name="Heading_20_1" text:outline-level="1">Hibernate Spatial</text:h>
      <text:p text:style-name="P1">Hibernate Spatial is a component of the Hibernate ORM open source project. Hibernate ORM is a Java-based Object/Relational Mapping (ORM) framework. It allows developers to use a DBMS-agnostic interface to query relational databases, mapping database tables to Java classes.</text:p>
      <text:p text:style-name="P1"/>
      <text:p text:style-name="P1">Hibernate Spatial supports the OGC (Open Geospatial Consortium) spatial specification for querying and accessing spatial data in DB2, Oracle, SQL Server, <text:s/>MySQL, H2geodb, PostGIS and Hana databases. The DB2 support has been integrated into the Hibernate 5.3 release.</text:p>
      <text:p text:style-name="P1"/>
      <text:h text:style-name="Heading_20_2" text:outline-level="2">Build process</text:h>
      <text:p text:style-name="P9">The build process uses considerable memory and the storage size must be specified by setting the <text:span text:style-name="T11">system </text:span>environment variable</text:p>
      <text:p text:style-name="P38">JAVA<text:span text:style-name="T7">_OPTIONS=-Xmx1024M</text:span></text:p>
      <text:p text:style-name="P2"/>
      <text:p text:style-name="P5">The Hibernate source code is maintained in a Git repository, <text:a xlink:type="simple" xlink:href="https://github.com/hibernate/hibernate-orm" text:style-name="Internet_20_link" text:visited-style-name="Visited_20_Internet_20_Link">https://github.com/hibernate/hibernate-orm</text:a>. The source can be downloaded for building with the command:<text:line-break/><text:span text:style-name="T1">git clone </text:span><text:a xlink:type="simple" xlink:href="https://github.com/hibernate/hibernate-orm" text:style-name="Internet_20_link" text:visited-style-name="Visited_20_Internet_20_Link"><text:span text:style-name="T1">https://github.com/hibernate/hibernate-orm</text:span></text:a><text:span text:style-name="T1"> </text:span><text:span text:style-name="T3">&lt;</text:span><text:span text:style-name="T5">hibernate source dir</text:span><text:span text:style-name="T3">&gt;</text:span></text:p>
      <text:p text:style-name="P2"/>
      <text:p text:style-name="P3">Hibernate uses the Gradle build tools. The code can be compiled without running tests with a command like:</text:p>
      <text:p text:style-name="P4"><text:span text:style-name="T3">cd &lt;</text:span><text:span text:style-name="T5">hibernate source dir</text:span><text:span text:style-name="T3">&gt;</text:span><text:line-break/><text:span text:style-name="T1">gradlew clean build -x test</text:span></text:p>
      <text:p text:style-name="P6">This can take a while the first time as it will download many of the projects that are required to build.</text:p>
      <text:p text:style-name="P7">The parameter <text:span text:style-name="T2">-x test</text:span> specifies that tests should not be run. They take a long time to run and there are typically many failures.</text:p>
      <text:p text:style-name="P7"><text:soft-page-break/></text:p>
      <text:p text:style-name="P8">If the build fails you may need to redo it to exclude error tasks, for example:</text:p>
      <text:p text:style-name="P22">gradlew build -x test -x checkstyleMain -x findbugsTest</text:p>
      <text:p text:style-name="P6"/>
      <text:p text:style-name="P39"><text:span text:style-name="T7">If you are going to use Maven to run the DB2 Hibernate Spatial </text:span><text:span text:style-name="T8">tutorial or other Maven-based tests</text:span><text:span text:style-name="T7">, the build artifacts will need to be published to the local Maven repository with the command:</text:span></text:p>
      <text:p text:style-name="P33">gradlew publishToMavenLocal</text:p>
      <text:p text:style-name="P35"/>
      <text:h text:style-name="Heading_20_2" text:outline-level="2">Documentation build</text:h>
      <text:p text:style-name="P36"><text:span text:style-name="T23">T</text:span>he source for the Hibernate user guide spatial documentation is in</text:p>
      <text:p text:style-name="P37"><text:span text:style-name="T3">&lt;</text:span><text:span text:style-name="T5">hibernate source dir</text:span><text:span text:style-name="T3">&gt;</text:span><text:span text:style-name="T6">\documentation\src\main\asciidoc\userguide\chapters\query \spatial\Spatial.adoc</text:span></text:p>
      <text:p text:style-name="P36">If you aren’t familiar with the <text:span text:style-name="T1">adoc </text:span>format, look at other examples in the source and check the documentation at<text:span text:style-name="T1"><text:line-break/></text:span><text:a xlink:type="simple" xlink:href="https://asciidoctor.org/" text:style-name="Internet_20_link" text:visited-style-name="Visited_20_Internet_20_Link"><text:span text:style-name="T1">https://asciidoctor.org/</text:span></text:a></text:p>
      <text:p text:style-name="P34"/>
      <text:p text:style-name="P36">To build, run:</text:p>
      <text:p text:style-name="P37"><text:span text:style-name="T3">cd &lt;</text:span><text:span text:style-name="T5">hibernate source dir</text:span><text:span text:style-name="T3">&gt;</text:span><text:span text:style-name="T6">\documentation</text:span><text:line-break/>..<text:span text:style-name="T22">\</text:span><text:span text:style-name="T1">gradlew -</text:span><text:span text:style-name="T6">b documentation.gradle </text:span><text:span text:style-name="T1">clean build</text:span><text:span text:style-name="T6">Docs</text:span></text:p>
      <text:p text:style-name="P36"/>
      <text:p text:style-name="P36">The <text:s/>user guide output will be in</text:p>
      <text:p text:style-name="P37"><text:span text:style-name="T3">&lt;</text:span><text:span text:style-name="T5">hibernate source dir</text:span><text:span text:style-name="T3">&gt;</text:span><text:span text:style-name="T6">\documentation\target\asciidoc\userguide\html_single</text:span></text:p>
      <text:h text:style-name="Heading_20_2" text:outline-level="2">Database Setup</text:h>
      <text:p text:style-name="P49">The following information is specific to DB2 LUW and DB2 V11.1 or later should be used.</text:p>
      <text:p text:style-name="P49"/>
      <text:p text:style-name="P48">The DB2 database needs to be configured to support spatial operations and in particular, new SQL functions need to be created to create and accept data in EWKT (Extended Well Known Text) format which includes the spatial reference <text:span text:style-name="T12">system identifier</text:span>. <text:span text:style-name="T21">The following SQL should be executed to create these functions:</text:span></text:p>
      <text:p text:style-name="P30">-- Create SQL function to return EWKT format from a geometry</text:p>
      <text:p text:style-name="P30">create or replace function db2gse.asewkt(geometry db2gse.st_geometry)</text:p>
      <text:p text:style-name="P30">returns clob(2G)</text:p>
      <text:p text:style-name="P30">specific db2gse.asewkt1</text:p>
      <text:p text:style-name="P30">language sql</text:p>
      <text:p text:style-name="P30">deterministic</text:p>
      <text:p text:style-name="P30">no external action</text:p>
      <text:p text:style-name="P30">reads sql data</text:p>
      <text:p text:style-name="P30">return 'srid=' || varchar(db2gse.st_srsid(geometry)) || ';' || db2gse.st_astext(geometry)</text:p>
      <text:p text:style-name="P30">;</text:p>
      <text:p text:style-name="P30"/>
      <text:p text:style-name="P30">-- Create SQL function to create a geometry from EWKT format</text:p>
      <text:p text:style-name="P30">create or replace function db2gse.geomfromewkt(instring varchar(32000))</text:p>
      <text:p text:style-name="P30">returns db2gse.st_geometry</text:p>
      <text:p text:style-name="P30">specific db2gse.fromewkt1</text:p>
      <text:p text:style-name="P30">language sql</text:p>
      <text:p text:style-name="P30">deterministic</text:p>
      <text:p text:style-name="P30"><text:soft-page-break/>no external action</text:p>
      <text:p text:style-name="P30">reads sql data</text:p>
      <text:p text:style-name="P30">return db2gse.st_geometry(</text:p>
      <text:p text:style-name="P30">substr(instring,posstr(instring,';')+1, length(instring) - posstr(instring,';')),</text:p>
      <text:p text:style-name="P30">integer(substr(instring,posstr(instring,'=')+1,posstr(instring,';')-(posstr(instring,'=')+1)))</text:p>
      <text:p text:style-name="P30">) </text:p>
      <text:p text:style-name="P30">;</text:p>
      <text:p text:style-name="P30"/>
      <text:p text:style-name="P30">-- Redefine the default DB2_PROGRAM to return and accept EWKT instead of WKT</text:p>
      <text:p text:style-name="P30">DROP TRANSFORM DB2_PROGRAM FOR db2gse.ST_Geometry;</text:p>
      <text:p text:style-name="P30">CREATE TRANSFORM FOR db2gse.ST_Geometry DB2_PROGRAM (</text:p>
      <text:p text:style-name="P30"><text:s text:c="7"/>FROM SQL WITH FUNCTION db2gse.asewkt(db2gse.ST_Geometry), </text:p>
      <text:p text:style-name="P30"><text:s text:c="7"/>TO <text:s text:c="2"/>SQL WITH FUNCTION db2gse.geomfromewkt(varchar(32000)) )</text:p>
      <text:p text:style-name="P29">;</text:p>
      <text:h text:style-name="Heading_20_2" text:outline-level="2"><text:span text:style-name="T9">Testing</text:span> with Gradl<text:span text:style-name="T9">e</text:span></text:h>
      <text:p text:style-name="P17">In the gradle subdirectory, edit databases.gradle. </text:p>
      <text:p text:style-name="P45">Change the db2 section to include your DB2 database connection values like:</text:p>
      <text:p text:style-name="P20"><text:s text:c="16"/>db2 : [</text:p>
      <text:p text:style-name="P20"><text:s text:c="24"/>'db.dialect' : 'org.hibernate.spatial.dialect.db2.DB2SpatialDialect',</text:p>
      <text:p text:style-name="P20"><text:s text:c="24"/>'jdbc.driver': 'com.ibm.db2.jcc.DB2Driver',</text:p>
      <text:p text:style-name="P20"><text:s text:c="24"/>'jdbc.user' <text:s/>: 'osuser',</text:p>
      <text:p text:style-name="P20"><text:s text:c="24"/>'jdbc.pass' <text:s/>: 'osuserpw',</text:p>
      <text:p text:style-name="P20"><text:s text:c="24"/>'jdbc.url' <text:s text:c="2"/>: 'jdbc:db2://127.0.0.1:50000/ostest'</text:p>
      <text:p text:style-name="P20"><text:s text:c="16"/>],</text:p>
      <text:p text:style-name="P16"/>
      <text:p text:style-name="P18">In the gradle subdirectory, edit libraries.gradle. Set the DB2 driver information to a value like:</text:p>
      <text:p text:style-name="P19">db2: <text:s text:c="12"/>'com.ibm.db2:db2jcc4:11.1'</text:p>
      <text:p text:style-name="P19"/>
      <text:p text:style-name="P14">In the home directory, edit<text:span text:style-name="T1"> build.gradle</text:span> and add the line <text:span text:style-name="T1">mavenLocal() </text:span>where you find the lines <text:span text:style-name="T1">mavenCentral().</text:span></text:p>
      <text:p text:style-name="P16"/>
      <text:p text:style-name="P18">Populate the Maven repository with the DB2 JDBC driver needed for runtime:</text:p>
      <text:p text:style-name="P19">mvn install:install-file -Dfile=d:\sqllib11\java\db2jcc<text:span text:style-name="T24">4</text:span>.jar -DgroupId=com.ibm.db2 -DartifactId=db2jcc4 -Dversion=11.1 -Dpackaging=jar</text:p>
      <text:p text:style-name="P18"/>
      <text:p text:style-name="P32">To run the spatial tests, <text:s/>run the command:</text:p>
      <text:p text:style-name="P21">gradlew :<text:span text:style-name="T10">hibernate-spatial:clean </text:span>:<text:span text:style-name="T10">hibernate-spatial:</text:span>test -Pdb=db2</text:p>
      <text:p text:style-name="P40">Test results can be found in the subdirectory <text:span text:style-name="T1">hibernate-spatial\target\reports\tests\test.</text:span></text:p>
      <text:h text:style-name="Heading_20_2" text:outline-level="2">Developing in Eclipse</text:h>
      <text:p text:style-name="P41">It is convenient to use Eclipse for development in order to step through code to identify problems <text:span text:style-name="T14">although it is fairly involved to set up.</text:span> There are a number of problems that may occur.</text:p>
      <text:p text:style-name="P41"/>
      <text:p text:style-name="P42">In Eclipse, use File→Import→General→Existing Projects into Workspace and select the <text:span text:style-name="T1">hibernate-spatial</text:span> subdirectory. <text:span text:style-name="T13">This will likely result in errors like “Project ‘hibernate-spatial is missing required Java project ‘hibernate-core’. Open the build path for the </text:span><text:span text:style-name="T4">hibernate-spatial</text:span><text:span text:style-name="T13"> project and in the </text:span><text:span text:style-name="T4">Projects</text:span><text:span text:style-name="T13"> tab, remove the listed projects.</text:span></text:p>
      <text:p text:style-name="P42"><text:soft-page-break/></text:p>
      <text:p text:style-name="P43">The external jar files need to be added to the build path. In the <text:span text:style-name="T1">Libraries</text:span> tab, select A<text:span text:style-name="T1">dd External Jars…</text:span> and add the following, navigating to the appropriate locations and build levels:</text:p>
      <text:list xml:id="list1752581741" text:style-name="L2">
        <text:list-item>
          <text:p text:style-name="P53">&lt;hibernate source dir&gt;\hibernate-testing\target\libs\hibernate-testing-5.3.0-SNAPSHOT.jar</text:p>
        </text:list-item>
        <text:list-item>
          <text:p text:style-name="P53">&lt;hibernate source dir&gt;\hibernate-core\target\libs\hibernate-core-5.3.0-SNAPSHOT.jar</text:p>
        </text:list-item>
        <text:list-item>
          <text:p text:style-name="P54">c:\users\&lt;myuser&gt;\.gradle\caches\modules-2\files-2.org.jboss.logging\jboss-logging-annotations\2.1.0.Final\&lt;hexdigits&gt;\jboss-logging-annotations-2.1.Final.jar</text:p>
        </text:list-item>
      </text:list>
      <text:p text:style-name="P44"/>
      <text:p text:style-name="P44">Edit </text:p>
      <text:p text:style-name="P23">&lt;hibernate source dir&gt;\hibernate-<text:span text:style-name="T15">spatial\src\test\resources\hibernate.properties</text:span></text:p>
      <text:p text:style-name="P10">and change the database connection information to <text:span text:style-name="T16">the appropriate values like</text:span>:</text:p>
      <text:p text:style-name="P24">hibernate.dialect org.hibernate.spatial.dialect.db2.DB2SpatialDialect</text:p>
      <text:p text:style-name="P24">hibernate.connection.driver_class com.ibm.db2.jcc.DB2Driver</text:p>
      <text:p text:style-name="P24">hibernate.connection.url jdbc:db2://localhost:50000/ostest</text:p>
      <text:p text:style-name="P24">hibernate.connection.username osuser</text:p>
      <text:p text:style-name="P24">hibernate.connection.password osuserpw</text:p>
      <text:p text:style-name="P24"/>
      <text:p text:style-name="P10">Copy</text:p>
      <text:p text:style-name="P23">&lt;hibernate source dir&gt;\hibernate-<text:span text:style-name="T15">spatial\src\test\resources\hibernate.properties</text:span></text:p>
      <text:p text:style-name="P10">to</text:p>
      <text:p text:style-name="P23">&lt;hibernate source dir&gt;\hibernate-<text:span text:style-name="T15">spatial\bin\test\</text:span></text:p>
      <text:p text:style-name="P23"/>
      <text:p text:style-name="P10">Copy</text:p>
      <text:p text:style-name="P23">&lt;hibernate source dir&gt;\hibernate-<text:span text:style-name="T15">spatial\target\classes\java\main\org\hibernate\spatial\HSMessageLogger_$logger.class</text:span></text:p>
      <text:p text:style-name="P10">to</text:p>
      <text:p text:style-name="P23">&lt;hibernate source dir&gt;\hibernate-<text:span text:style-name="T15">spatial\bin\main\org\hibernate\spatial</text:span></text:p>
      <text:p text:style-name="P25"><text:span text:style-name="T17">If when attempting to run junit tests you get error messages related to <text:s/></text:span><text:span text:style-name="T15">HSMessageLogger, </text:span><text:span text:style-name="T17">re-do the previous steps. Building in Eclipse seems to often wipe out the bin</text:span> <text:span text:style-name="T17">subdirectory </text:span><text:span text:style-name="T18">and doesn’t correctly replace this class</text:span>.</text:p>
      <text:p text:style-name="P23"/>
      <text:p text:style-name="P26"><text:span text:style-name="T17">You should now be able to navigate in the Eclipse Project Explorer to one of the test classes like</text:span> src/test/java/org.hibernate.spatial.integration <text:span text:style-name="T17">and run it as a Junit test. With any luck, this will run successfully. You can also select specific classes or test methods to run and use the debugging tools to step through the Hibernate Spatial support.</text:span></text:p>
      <text:p text:style-name="P12"/>
      <text:h text:style-name="Heading_20_2" text:outline-level="2"><text:bookmark-start text:name="__DdeLink__498_1192970219"/>Running <text:span text:style-name="T25">Karel Maesen’s </text:span>Hibernate Spatial Tutorial with DB2<text:bookmark-end text:name="__DdeLink__498_1192970219"/></text:h>
      <text:p text:style-name="P13"/>
      <text:p text:style-name="P13">Get the source by cloning with a command like:</text:p>
      <text:p text:style-name="P27">git clone <text:a xlink:type="simple" xlink:href="https://github.com/maesenka/hibernate-spatial-tutorials.git" text:style-name="Internet_20_link" text:visited-style-name="Visited_20_Internet_20_Link">https://github.com/maesenka/hibernate-spatial-tutorials.git</text:a> &lt;source-dir&gt;</text:p>
      <text:p text:style-name="P13"/>
      <text:p text:style-name="P13">Change to the DB2 branch:</text:p>
      <text:p text:style-name="P27">git checkout db2</text:p>
      <text:p text:style-name="P13"/>
      <text:p text:style-name="P27"><text:span text:style-name="T17">Change to the directory </text:span>&lt;source-dir&gt;\hs5-event-tutorial<text:span text:style-name="T17"> and build by:</text:span></text:p>
      <text:p text:style-name="P27">mvn compile</text:p>
      <text:p text:style-name="P13"><text:soft-page-break/></text:p>
      <text:p text:style-name="P15">If the compile fails saying that it couldn’t find the <text:span text:style-name="T1">db2jcc4.jar</text:span> file in the Maven repositories, this needs to be added manually to the local repository with a command like:</text:p>
      <text:p text:style-name="P15"/>
      <text:p text:style-name="P31">mvn install:install-file -Dfile=d:\sqllib11\java\db2jcc4.jar -DgroupId=com.ibm.db2 -DartifactId=db2jcc -Dversion=11.1 -Dpackaging=jar</text:p>
      <text:p text:style-name="P15"/>
      <text:p text:style-name="P28"><text:span text:style-name="T17">Edit </text:span><text:span text:style-name="T19">&lt;source-dir&gt;\hs5-event-tutorial</text:span>\main\resources\META-INF\persistence.xml</text:p>
      <text:p text:style-name="P11">and set the properties for DB2 to values like:</text:p>
      <text:p text:style-name="P28"><text:s text:c="10"/>&lt;property name="hibernate.dialect" value="org.hibernate.spatial.dialect.db2.DB2SpatialDialect"/&gt;</text:p>
      <text:p text:style-name="P28"/>
      <text:p text:style-name="P28"><text:s text:c="11"/>&lt;property name="javax.persistence.jdbc.driver" value="com.ibm.db2.jcc.DB2Driver"/&gt;</text:p>
      <text:p text:style-name="P28"><text:s text:c="11"/>&lt;property name="javax.persistence.jdbc.url" value="jdbc:db2://localhost:50000/ostest"/&gt;</text:p>
      <text:p text:style-name="P28"><text:s text:c="11"/>&lt;property name="javax.persistence.jdbc.user" value="osuser"/&gt;</text:p>
      <text:p text:style-name="P28"><text:s text:c="11"/>&lt;property name="javax.persistence.jdbc.password" value="osuserpw"/&gt;</text:p>
      <text:p text:style-name="P28"/>
      <text:p text:style-name="P28"><text:s text:c="11"/>&lt;property name="hibernate.show_sql" value="true"/&gt;</text:p>
      <text:p text:style-name="P28"><text:s text:c="11"/>&lt;property name="hibernate.format_sql" value="true"/&gt;</text:p>
      <text:p text:style-name="P28"/>
      <text:p text:style-name="P11">Run commands to insert a point and then query with:</text:p>
      <text:p text:style-name="Standard"><text:span text:style-name="Source_20_Text"><text:span text:style-name="T20">mvn exec:java -Dexec.mainClass="event.EventManager" -Dexec.args="store POINT(10 5)"</text:span></text:span></text:p>
      <text:p text:style-name="Standard"><text:span text:style-name="Source_20_Text"><text:span text:style-name="T20">mvn exec:java -Dexec.mainClass="event.EventManager" -Dexec.args="find POLYGON((1 1,20 1,20 20,1 20,1 1))"</text:span></text:span></text:p>
      <text:p text:style-name="Standard"><text:span text:style-name="Source_20_Text"><text:span text:style-name="T20"/></text:span></text:p>
      <text:h text:style-name="P51" text:outline-level="2">David Adler’s Hibernate &amp; DB2 “recipe” on developerWorks</text:h>
      <text:p text:style-name="P50">https://developer.ibm.com/recipes/tutorials/manage-db2-spatial-data-with-open-source-hibernate-spatia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2-22T08:51:43.516000000</meta:creation-date>
    <meta:generator>LibreOffice/7.0.1.2$Windows_X86_64 LibreOffice_project/7cbcfc562f6eb6708b5ff7d7397325de9e764452</meta:generator>
    <dc:date>2021-02-18T17:13:45.990000000</dc:date>
    <meta:editing-duration>P3DT11H30M35S</meta:editing-duration>
    <meta:editing-cycles>17</meta:editing-cycles>
    <meta:document-statistic meta:table-count="0" meta:image-count="0" meta:object-count="0" meta:page-count="5" meta:paragraph-count="131" meta:word-count="1102" meta:character-count="9533" meta:non-whitespace-character-count="8301"/>
  </office:meta>
</office:document-meta>
</file>